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title">
      <style:graphic-properties draw:auto-grow-height="true" fo:min-height="3.506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ing ExtJs</text:p>
          </draw:text-box>
        </draw:frame>
        <draw:frame presentation:style-name="pr4" draw:layer="layout" svg:width="24.639cm" svg:height="12.178cm" svg:x="1.4cm" svg:y="4.914cm" presentation:class="outline" presentation:user-transformed="true">
          <draw:text-box>
            <text:list text:style-name="L2">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ing ExtJs</text:p>
          </draw:text-box>
        </draw:frame>
        <draw:frame presentation:style-name="pr4" draw:layer="layout" svg:width="24.639cm" svg:height="12.178cm" svg:x="1.4cm" svg:y="4.914cm" presentation:class="outline" presentation:user-transformed="true">
          <draw:text-box>
            <text:list text:style-name="L2">
              <text:list-item>
                <text:p>On UNIX create a symlink to that folder by the name of extjs. On Windows just rename it so.</text:p>
              </text:list-item>
              <text:list-item>
                <text:p>The idea is that you will not have to change the source code of your pages each time you switch ExtJs versions.</text:p>
              </text:list-item>
              <text:list-item>
                <text:p>Other ways to achieve the same goal exist (server side include?).</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Version of ExtJs</text:p>
          </draw:text-box>
        </draw:frame>
        <draw:frame presentation:style-name="pr4" draw:layer="layout" svg:width="24.639cm" svg:height="12.178cm" svg:x="1.4cm" svg:y="4.914cm" presentation:class="outline">
          <draw:text-box>
            <text:list text:style-name="L2">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tJs documentation</text:p>
          </draw:text-box>
        </draw:frame>
        <draw:frame presentation:style-name="pr7" draw:layer="layout" svg:width="24.639cm" svg:height="12.179cm" svg:x="1.4cm" svg:y="4.914cm" presentation:class="outline">
          <draw:text-box>
            <text:list text:style-name="L2">
              <text:list-item>
                <text:p>The official docs at <text:span text:style-name="T1"><text:a xlink:href="http://docs.sencha.com/ext-js/4-1/">http://docs.sencha.com/ext-js/4-1/</text:a></text:span></text:p>
              </text:list-item>
              <text:list-item>
                <text:p><text:span text:style-name="T2">Stack overflow has many discussions about ExtJs issues.</text:span></text:p>
              </text:list-item>
              <text:list-item>
                <text:p><text:span text:style-name="T2">Many Internet blogs.</text:span></text:p>
              </text:list-item>
              <text:list-item>
                <text:p><text:span text:style-name="T2">Many books. I recommend: Learning Ext JS 3.2, Ext JS 4 First Look. They are not the best in my opinion but they are the best out there.</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utilities</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xt name-space</text:p>
          </draw:text-box>
        </draw:frame>
        <draw:frame presentation:style-name="pr4" draw:layer="layout" svg:width="24.639cm" svg:height="12.178cm" svg:x="1.4cm" svg:y="4.914cm" presentation:class="outline" presentation:user-transformed="true">
          <draw:text-box>
            <text:list text:style-name="L2">
              <text:list-item>
                <text:p>Allows you to detect which browser and browser version you are using.</text:p>
              </text:list-item>
              <text:list-item>
                <text:p>Very useful when you do very low level DOM work.</text:p>
              </text:list-item>
              <text:list-item>
                <text:p>Having said that – try to avoid doing very low level DOM work as much as possible as avoiding low level DOM work is exactly why you are using ExtJs to begin with.</text:p>
              </text:list-item>
              <text:list-item>
                <text:p>See example (<text:span text:style-name="T1">browser_detect.html</text:span>).</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is</text:span></text:p>
          </draw:text-box>
        </draw:frame>
        <draw:frame presentation:style-name="pr4" draw:layer="layout" svg:width="24.639cm" svg:height="12.178cm" svg:x="1.4cm" svg:y="4.914cm" presentation:class="outline">
          <draw:text-box>
            <text:list text:style-name="L2">
              <text:list-item>
                <text:p>Enables you to find out on which platform it is that you are running on (client side!).</text:p>
              </text:list-item>
              <text:list-item>
                <text:p>No need to <text:span text:style-name="T1">Ext.require</text:span> anything for it to work.</text:p>
              </text:list-item>
              <text:list-item>
                <text:p>The tests that ExtJs does are tough to replicate correctly since this involved lots of black magic derived from many miserable experience all over the Internet and over a long time.</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is</text:span></text:p>
          </draw:text-box>
        </draw:frame>
        <draw:frame presentation:style-name="pr4" draw:layer="layout" svg:width="24.639cm" svg:height="12.178cm" svg:x="1.4cm" svg:y="4.914cm" presentation:class="outline">
          <draw:text-box>
            <text:list text:style-name="L2">
              <text:list-item>
                <text:p>This means you better use this package instead of any bits of code you find on line.</text:p>
              </text:list-item>
              <text:list-item>
                <text:p>Better yet: write browser portable code and avoid using this package at all (can be done 99% of the time).</text:p>
              </text:list-item>
              <text:list-item>
                <text:p>So this is a last resort type of package.</text:p>
              </text:list-item>
              <text:list-item>
                <text:p>See example (<text:span text:style-name="T1">is.html</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is</text:span></text:p>
          </draw:text-box>
        </draw:frame>
        <draw:frame presentation:style-name="pr4" draw:layer="layout" svg:width="24.639cm" svg:height="12.178cm" svg:x="1.4cm" svg:y="4.914cm" presentation:class="outline">
          <draw:text-box>
            <text:list text:style-name="L2">
              <text:list-item>
                <text:p>The most common use of <text:span text:style-name="T1">Ext.is</text:span> is to send this information to the server side so that the server will send you the right application version.</text:p>
              </text:list-item>
              <text:list-item>
                <text:p>Since you will probably have to redo the UI for each screen size then this info will allow you to select the right version.</text:p>
              </text:list-item>
              <text:list-item>
                <text:p>Most companies will usually develop three applications: phone, pad and desktop.</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and <text:span text:style-name="T1">alert()</text:span></text:p>
          </draw:text-box>
        </draw:frame>
        <draw:frame presentation:style-name="pr7" draw:layer="layout" svg:width="24.639cm" svg:height="12.179cm" svg:x="1.4cm" svg:y="4.914cm" presentation:class="outline">
          <draw:text-box>
            <text:list text:style-name="L2">
              <text:list-item>
                <text:p><text:span text:style-name="T1">alert()</text:span> should rarely be used by JavaScript developers.</text:p>
              </text:list-item>
              <text:list-item>
                <text:p>It is modal, native, has very unattractive look and feel and certainly does not blend in well with your ExtJs applications look and feel.</text:p>
              </text:list-item>
              <text:list-item>
                <text:p>In addition if you leave it in your code (by mistake after a debugging session for instance) then your user is in for a nasty surprise.</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and <text:span text:style-name="T1">alert()</text:span></text:p>
          </draw:text-box>
        </draw:frame>
        <draw:frame presentation:style-name="pr7" draw:layer="layout" svg:width="24.639cm" svg:height="12.179cm" svg:x="1.4cm" svg:y="4.914cm" presentation:class="outline">
          <draw:text-box>
            <text:list text:style-name="L2">
              <text:list-item>
                <text:p>As a result ExtJs replaces the native <text:span text:style-name="T1">alert()</text:span> function with a nice ExtJs type modal dialog on browsers it can (Firefox for instance).</text:p>
              </text:list-item>
              <text:list-item>
                <text:p>On browsers it cannot it simply removes the function and you will get exceptions for trying to access it (chrome for instance).</text:p>
              </text:list-item>
              <text:list-item>
                <text:p>Conclusion: use ExtJs dialogs instead, if at all, (will be explained later). Even better: use <text:span text:style-name="T1">console.*</text:span> functions for debugging.</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supports</text:span></text:p>
          </draw:text-box>
        </draw:frame>
        <draw:frame presentation:style-name="pr7" draw:layer="layout" svg:width="24.639cm" svg:height="12.179cm" svg:x="1.4cm" svg:y="4.914cm" presentation:class="outline">
          <draw:text-box>
            <text:list text:style-name="L2">
              <text:list-item>
                <text:p>Is there to help you find if your browser supports a certain feature.</text:p>
              </text:list-item>
              <text:list-item>
                <text:p>No need to <text:span text:style-name="T1">Ext.require</text:span> anything for it to work.</text:p>
              </text:list-item>
              <text:list-item>
                <text:p>This is part of the well known “test for feature and not for browser version” paradigm in JavaScript.</text:p>
              </text:list-item>
              <text:list-item>
                <text:p>This is very similar to what other toolkits (<text:span text:style-name="T1">DOJO, modernizr.js</text:span>) give you.</text:p>
              </text:list-item>
              <text:list-item>
                <text:p>See example (<text:span text:style-name="T1">supports.html</text:span>).</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Version</text:span></text:p>
          </draw:text-box>
        </draw:frame>
        <draw:frame presentation:style-name="pr7" draw:layer="layout" svg:width="24.639cm" svg:height="15.152cm" svg:x="1.4cm" svg:y="4.914cm" presentation:class="outline" presentation:user-transformed="true">
          <draw:text-box>
            <text:list text:style-name="L2">
              <text:list-item>
                <text:p>Is intended to help you cope with the ExtJs version.</text:p>
              </text:list-item>
              <text:list-item>
                <text:p>It is a JavaScript object with many methods.</text:p>
              </text:list-item>
              <text:list-item>
                <text:p>You can create one for any version you want.</text:p>
              </text:list-item>
              <text:list-item>
                <text:p>Then you can compare it to other versions.</text:p>
              </text:list-item>
              <text:list-item>
                <text:p>If you want the version of ExtJs you are using use <text:span text:style-name="T1">Ext.getVersion</text:span>() and you get an object of type <text:span text:style-name="T1">Ext.Version.</text:span></text:p>
              </text:list-item>
              <text:list-item>
                <text:p><text:span text:style-name="T2">See example (</text:span><text:span text:style-name="T1">version.html</text:span><text:span text:style-name="T2">).</text:span></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1H52M48S</meta:editing-duration>
    <meta:editing-cycles>16</meta:editing-cycles>
    <dc:date>2012-05-14T06:12:58</dc:date>
    <meta:generator>LibreOffice/3.5$Linux_x86 LibreOffice_project/350m1$Build-2</meta:generator>
    <meta:document-statistic meta:object-count="91"/>
  </office:meta>
</office:document-meta>
</file>